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8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 style:data-style-name="N61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Metabolite</text:p>
          </table:table-cell>
          <table:table-cell table:style-name="ce2" office:value-type="string" calcext:value-type="string">
            <text:p>Mass/Liter</text:p>
          </table:table-cell>
          <table:table-cell table:style-name="ce2" office:value-type="string" calcext:value-type="string">
            <text:p>Mol. Weight</text:p>
          </table:table-cell>
          <table:table-cell table:style-name="ce2" office:value-type="string" calcext:value-type="string">
            <text:p>Molarity</text:p>
          </table:table-cell>
          <table:table-cell table:style-name="ce2" office:value-type="string" calcext:value-type="string">
            <text:p>Flow/Hour</text:p>
          </table:table-cell>
          <table:table-cell table:style-name="ce2" office:value-type="string" calcext:value-type="string">
            <text:p>G biomass</text:p>
          </table:table-cell>
          <table:table-cell table:style-name="ce2" office:value-type="string" calcext:value-type="string">
            <text:p>Maximum Flux</text:p>
          </table:table-cell>
          <table:table-cell office:value-type="string" calcext:value-type="string">
            <text:p>Scaled flux upper bound</text:p>
          </table:table-cell>
          <table:table-cell table:style-name="ce2" office:value-type="string" calcext:value-type="string">
            <text:p>Metabolite I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lucose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80.156" calcext:value-type="float">
            <text:p>180.156</text:p>
          </table:table-cell>
          <table:table-cell table:style-name="ce2" table:formula="of:=[.B2]/[.C2]" office:value-type="float" office:value="0.00832611736495038" calcext:value-type="float">
            <text:p>0.0083261174</text:p>
          </table:table-cell>
          <table:table-cell table:style-name="ce2" table:formula="of:=0.001*60" office:value-type="float" office:value="0.06" calcext:value-type="float">
            <text:p>0.06</text:p>
          </table:table-cell>
          <table:table-cell table:style-name="ce2" table:formula="of:=0.6/0.67" office:value-type="float" office:value="0.895522388059701" calcext:value-type="float">
            <text:p>0.8955223881</text:p>
          </table:table-cell>
          <table:table-cell table:style-name="ce2" table:formula="of:=[.D2]*[.E2]/[.F2]" office:value-type="float" office:value="0.000557849863451675" calcext:value-type="float">
            <text:p>0.0005578499</text:p>
          </table:table-cell>
          <table:table-cell table:formula="of:=[.G2]*[.$L$3]" office:value-type="float" office:value="0.0557849863451675" calcext:value-type="float">
            <text:p>0.0557849863</text:p>
          </table:table-cell>
          <table:table-cell table:style-name="ce2" office:value-type="string" calcext:value-type="string">
            <text:p>s_0565</text:p>
          </table:table-cell>
          <table:table-cell table:number-columns-repeated="2"/>
          <table:table-cell office:value-type="string" calcext:value-type="string">
            <text:p>Multiplier</text:p>
          </table:table-cell>
        </table:table-row>
        <table:table-row table:style-name="ro1">
          <table:table-cell table:style-name="ce1" office:value-type="string" calcext:value-type="string">
            <text:p>ammonium sulfat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1.07" calcext:value-type="float">
            <text:p>61.07</text:p>
          </table:table-cell>
          <table:table-cell table:style-name="ce2" table:formula="of:=[.B3]/[.C3]" office:value-type="float" office:value="0.0818732601932209" calcext:value-type="float">
            <text:p>0.0818732602</text:p>
          </table:table-cell>
          <table:table-cell table:style-name="ce2" table:formula="of:=0.001*60" office:value-type="float" office:value="0.06" calcext:value-type="float">
            <text:p>0.06</text:p>
          </table:table-cell>
          <table:table-cell table:style-name="ce2" table:formula="of:=0.6/0.67" office:value-type="float" office:value="0.895522388059701" calcext:value-type="float">
            <text:p>0.8955223881</text:p>
          </table:table-cell>
          <table:table-cell table:style-name="ce2" table:formula="of:=[.D3]*[.E3]/[.F3]" office:value-type="float" office:value="0.0054855084329458" calcext:value-type="float">
            <text:p>0.0054855084</text:p>
          </table:table-cell>
          <table:table-cell table:formula="of:=[.G3]*[.$L$3]" office:value-type="float" office:value="0.54855084329458" calcext:value-type="float">
            <text:p>0.5485508433</text:p>
          </table:table-cell>
          <table:table-cell table:style-name="ce2" office:value-type="string" calcext:value-type="string">
            <text:p>s_0420</text:p>
          </table:table-cell>
          <table:table-cell table:number-columns-repeated="2"/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Histidine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55.1546" calcext:value-type="float">
            <text:p>155.1546</text:p>
          </table:table-cell>
          <table:table-cell table:style-name="ce2" table:formula="of:=[.B4]/[.C4]" office:value-type="float" office:value="0.000644518435160801" calcext:value-type="float">
            <text:p>0.0006445184</text:p>
          </table:table-cell>
          <table:table-cell table:style-name="ce2" table:formula="of:=0.001*60" office:value-type="float" office:value="0.06" calcext:value-type="float">
            <text:p>0.06</text:p>
          </table:table-cell>
          <table:table-cell table:style-name="ce2" table:formula="of:=0.6/0.67" office:value-type="float" office:value="0.895522388059701" calcext:value-type="float">
            <text:p>0.8955223881</text:p>
          </table:table-cell>
          <table:table-cell table:style-name="ce2" table:formula="of:=[.D4]*[.E4]/[.F4]" office:value-type="float" office:value="0.0000431827351557737" calcext:value-type="float">
            <text:p>4.31827351557737E-05</text:p>
          </table:table-cell>
          <table:table-cell table:formula="of:=[.G4]*[.$L$3]" office:value-type="float" office:value="0.00431827351557737" calcext:value-type="float">
            <text:p>0.0043182735</text:p>
          </table:table-cell>
          <table:table-cell table:style-name="ce2" office:value-type="string" calcext:value-type="string">
            <text:p>s_100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thionine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49.21" calcext:value-type="float">
            <text:p>149.21</text:p>
          </table:table-cell>
          <table:table-cell table:style-name="ce2" table:formula="of:=[.B5]/[.C5]" office:value-type="float" office:value="0.000670196367535688" calcext:value-type="float">
            <text:p>0.0006701964</text:p>
          </table:table-cell>
          <table:table-cell table:style-name="ce2" table:formula="of:=0.001*60" office:value-type="float" office:value="0.06" calcext:value-type="float">
            <text:p>0.06</text:p>
          </table:table-cell>
          <table:table-cell table:style-name="ce2" table:formula="of:=0.6/0.67" office:value-type="float" office:value="0.895522388059701" calcext:value-type="float">
            <text:p>0.8955223881</text:p>
          </table:table-cell>
          <table:table-cell table:style-name="ce2" table:formula="of:=[.D5]*[.E5]/[.F5]" office:value-type="float" office:value="0.0000449031566248911" calcext:value-type="float">
            <text:p>4.49031566248911E-05</text:p>
          </table:table-cell>
          <table:table-cell table:formula="of:=[.G5]*[.$L$3]" office:value-type="float" office:value="0.00449031566248911" calcext:value-type="float">
            <text:p>0.0044903157</text:p>
          </table:table-cell>
          <table:table-cell table:style-name="ce2" office:value-type="string" calcext:value-type="string">
            <text:p>s_103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Uracil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12.08" calcext:value-type="float">
            <text:p>112.08</text:p>
          </table:table-cell>
          <table:table-cell table:style-name="ce2" table:formula="of:=[.B6]/[.C6]" office:value-type="float" office:value="0.000892219842969308" calcext:value-type="float">
            <text:p>0.0008922198</text:p>
          </table:table-cell>
          <table:table-cell table:style-name="ce2" table:formula="of:=0.001*60" office:value-type="float" office:value="0.06" calcext:value-type="float">
            <text:p>0.06</text:p>
          </table:table-cell>
          <table:table-cell table:style-name="ce2" table:formula="of:=0.6/0.67" office:value-type="float" office:value="0.895522388059701" calcext:value-type="float">
            <text:p>0.8955223881</text:p>
          </table:table-cell>
          <table:table-cell table:style-name="ce2" table:formula="of:=[.D6]*[.E6]/[.F6]" office:value-type="float" office:value="0.0000597787294789436" calcext:value-type="float">
            <text:p>5.97787294789436E-05</text:p>
          </table:table-cell>
          <table:table-cell table:formula="of:=[.G6]*[.$L$3]" office:value-type="float" office:value="0.00597787294789436" calcext:value-type="float">
            <text:p>0.0059778729</text:p>
          </table:table-cell>
          <table:table-cell table:style-name="ce2" office:value-type="string" calcext:value-type="string">
            <text:p>s_155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eucine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131.17" calcext:value-type="float">
            <text:p>131.17</text:p>
          </table:table-cell>
          <table:table-cell table:style-name="ce2" table:formula="of:=[.B7]/[.C7]" office:value-type="float" office:value="0.00228710833269803" calcext:value-type="float">
            <text:p>0.0022871083</text:p>
          </table:table-cell>
          <table:table-cell table:style-name="ce2" table:formula="of:=0.001*60" office:value-type="float" office:value="0.06" calcext:value-type="float">
            <text:p>0.06</text:p>
          </table:table-cell>
          <table:table-cell table:style-name="ce2" table:formula="of:=0.6/0.67" office:value-type="float" office:value="0.895522388059701" calcext:value-type="float">
            <text:p>0.8955223881</text:p>
          </table:table-cell>
          <table:table-cell table:style-name="ce2" table:formula="of:=[.D7]*[.E7]/[.F7]" office:value-type="float" office:value="0.000153236258290768" calcext:value-type="float">
            <text:p>0.0001532363</text:p>
          </table:table-cell>
          <table:table-cell table:formula="of:=[.G7]*[.$L$3]" office:value-type="float" office:value="0.0153236258290768" calcext:value-type="float">
            <text:p>0.0153236258</text:p>
          </table:table-cell>
          <table:table-cell table:style-name="ce2" office:value-type="string" calcext:value-type="string">
            <text:p>s_102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xygen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B8]/[.C8]" office:value-type="float" office:value="62.5" calcext:value-type="float">
            <text:p>62.5</text:p>
          </table:table-cell>
          <table:table-cell table:style-name="ce2" table:formula="of:=0.001*60" office:value-type="float" office:value="0.06" calcext:value-type="float">
            <text:p>0.06</text:p>
          </table:table-cell>
          <table:table-cell table:style-name="ce2" table:formula="of:=0.6/0.67" office:value-type="float" office:value="0.895522388059701" calcext:value-type="float">
            <text:p>0.8955223881</text:p>
          </table:table-cell>
          <table:table-cell table:style-name="ce2" table:formula="of:=[.D8]*[.E8]/[.F8]" office:value-type="float" office:value="4.1875" calcext:value-type="float">
            <text:p>4.1875</text:p>
          </table:table-cell>
          <table:table-cell table:formula="of:=[.G8]*[.$L$3]" office:value-type="float" office:value="418.75" calcext:value-type="float">
            <text:p>418.75</text:p>
          </table:table-cell>
          <table:table-cell table:style-name="ce2" office:value-type="string" calcext:value-type="string">
            <text:p>s_127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iotin</text:p>
          </table:table-cell>
          <table:table-cell table:style-name="ce3" office:value-type="float" office:value="0.0002" calcext:value-type="float">
            <text:p>2.00E-04</text:p>
          </table:table-cell>
          <table:table-cell table:style-name="ce2" office:value-type="float" office:value="244.31" calcext:value-type="float">
            <text:p>244.31</text:p>
          </table:table-cell>
          <table:table-cell table:style-name="ce2" table:formula="of:=[.B9]/[.C9]" office:value-type="float" office:value="0.000000818632065818018" calcext:value-type="float">
            <text:p>8.18632065818018E-07</text:p>
          </table:table-cell>
          <table:table-cell table:style-name="ce2" table:formula="of:=0.001*60" office:value-type="float" office:value="0.06" calcext:value-type="float">
            <text:p>0.06</text:p>
          </table:table-cell>
          <table:table-cell table:style-name="ce2" table:formula="of:=0.6/0.67" office:value-type="float" office:value="0.895522388059701" calcext:value-type="float">
            <text:p>0.8955223881</text:p>
          </table:table-cell>
          <table:table-cell table:style-name="ce2" table:formula="of:=[.D9]*[.E9]/[.F9]" office:value-type="float" office:value="0.0000000548483484098072" calcext:value-type="float">
            <text:p>5.48483484098072E-08</text:p>
          </table:table-cell>
          <table:table-cell table:formula="of:=[.G9]*[.$L$3]" office:value-type="float" office:value="0.00000548483484098072" calcext:value-type="float">
            <text:p>5.48483484098072E-06</text:p>
          </table:table-cell>
          <table:table-cell table:style-name="ce2" office:value-type="string" calcext:value-type="string">
            <text:p>s_045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nositol</text:p>
          </table:table-cell>
          <table:table-cell table:style-name="ce3" office:value-type="float" office:value="0.0002" calcext:value-type="float">
            <text:p>2.00E-04</text:p>
          </table:table-cell>
          <table:table-cell table:style-name="ce2" office:value-type="float" office:value="180.16" calcext:value-type="float">
            <text:p>180.16</text:p>
          </table:table-cell>
          <table:table-cell table:style-name="ce2" table:formula="of:=[.B10]/[.C10]" office:value-type="float" office:value="0.0000011101243339254" calcext:value-type="float">
            <text:p>1.1101243339254E-06</text:p>
          </table:table-cell>
          <table:table-cell table:style-name="ce2" table:formula="of:=0.001*60" office:value-type="float" office:value="0.06" calcext:value-type="float">
            <text:p>0.06</text:p>
          </table:table-cell>
          <table:table-cell table:style-name="ce2" table:formula="of:=0.6/0.67" office:value-type="float" office:value="0.895522388059701" calcext:value-type="float">
            <text:p>0.8955223881</text:p>
          </table:table-cell>
          <table:table-cell table:style-name="ce2" table:formula="of:=[.D10]*[.E10]/[.F10]" office:value-type="float" office:value="0.0000000743783303730018" calcext:value-type="float">
            <text:p>7.43783303730018E-08</text:p>
          </table:table-cell>
          <table:table-cell table:formula="of:=[.G10]*[.$L$3]" office:value-type="float" office:value="0.00000743783303730018" calcext:value-type="float">
            <text:p>7.43783303730018E-06</text:p>
          </table:table-cell>
          <table:table-cell table:style-name="ce2" office:value-type="string" calcext:value-type="string">
            <text:p>s_115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iboflavin</text:p>
          </table:table-cell>
          <table:table-cell table:style-name="ce3" office:value-type="float" office:value="0.0002" calcext:value-type="float">
            <text:p>2.00E-04</text:p>
          </table:table-cell>
          <table:table-cell table:style-name="ce2" office:value-type="float" office:value="376.36" calcext:value-type="float">
            <text:p>376.36</text:p>
          </table:table-cell>
          <table:table-cell table:style-name="ce2" table:formula="of:=[.B11]/[.C11]" office:value-type="float" office:value="0.000000531406100542034" calcext:value-type="float">
            <text:p>5.31406100542034E-07</text:p>
          </table:table-cell>
          <table:table-cell table:style-name="ce2" table:formula="of:=0.001*60" office:value-type="float" office:value="0.06" calcext:value-type="float">
            <text:p>0.06</text:p>
          </table:table-cell>
          <table:table-cell table:style-name="ce2" table:formula="of:=0.6/0.67" office:value-type="float" office:value="0.895522388059701" calcext:value-type="float">
            <text:p>0.8955223881</text:p>
          </table:table-cell>
          <table:table-cell table:style-name="ce2" table:formula="of:=[.D11]*[.E11]/[.F11]" office:value-type="float" office:value="0.0000000356042087363163" calcext:value-type="float">
            <text:p>3.56042087363163E-08</text:p>
          </table:table-cell>
          <table:table-cell table:formula="of:=[.G11]*[.$L$3]" office:value-type="float" office:value="0.00000356042087363163" calcext:value-type="float">
            <text:p>3.56042087363163E-06</text:p>
          </table:table-cell>
          <table:table-cell table:style-name="ce2" office:value-type="string" calcext:value-type="string">
            <text:p>s_140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otassium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2" office:value-type="float" office:value="39.09" calcext:value-type="float">
            <text:p>39.09</text:p>
          </table:table-cell>
          <table:table-cell table:style-name="ce2" table:formula="of:=[.B12]/[.C12]" office:value-type="float" office:value="0.00000255819902788437" calcext:value-type="float">
            <text:p>2.55819902788437E-06</text:p>
          </table:table-cell>
          <table:table-cell table:style-name="ce2" table:formula="of:=0.001*60" office:value-type="float" office:value="0.06" calcext:value-type="float">
            <text:p>0.06</text:p>
          </table:table-cell>
          <table:table-cell table:style-name="ce2" table:formula="of:=0.6/0.67" office:value-type="float" office:value="0.895522388059701" calcext:value-type="float">
            <text:p>0.8955223881</text:p>
          </table:table-cell>
          <table:table-cell table:style-name="ce2" table:formula="of:=[.D12]*[.E12]/[.F12]" office:value-type="float" office:value="0.000000171399334868253" calcext:value-type="float">
            <text:p>1.71399334868253E-07</text:p>
          </table:table-cell>
          <table:table-cell table:formula="of:=[.G12]*[.$L$3]" office:value-type="float" office:value="0.0000171399334868253" calcext:value-type="float">
            <text:p>1.71399334868253E-05</text:p>
          </table:table-cell>
          <table:table-cell table:style-name="ce2" office:value-type="string" calcext:value-type="string">
            <text:p>s_137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odium Chloride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8.44" calcext:value-type="float">
            <text:p>58.44</text:p>
          </table:table-cell>
          <table:table-cell table:style-name="ce2" table:formula="of:=[.B13]/[.C13]" office:value-type="float" office:value="0.00171115674195756" calcext:value-type="float">
            <text:p>0.0017111567</text:p>
          </table:table-cell>
          <table:table-cell table:style-name="ce2" table:formula="of:=0.001*60" office:value-type="float" office:value="0.06" calcext:value-type="float">
            <text:p>0.06</text:p>
          </table:table-cell>
          <table:table-cell table:style-name="ce2" table:formula="of:=0.6/0.67" office:value-type="float" office:value="0.895522388059701" calcext:value-type="float">
            <text:p>0.8955223881</text:p>
          </table:table-cell>
          <table:table-cell table:style-name="ce2" table:formula="of:=[.D13]*[.E13]/[.F13]" office:value-type="float" office:value="0.000114647501711157" calcext:value-type="float">
            <text:p>0.0001146475</text:p>
          </table:table-cell>
          <table:table-cell table:formula="of:=[.G13]*[.$L$3]" office:value-type="float" office:value="0.0114647501711157" calcext:value-type="float">
            <text:p>0.0114647502</text:p>
          </table:table-cell>
          <table:table-cell table:style-name="ce2" office:value-type="string" calcext:value-type="string">
            <text:p>s_1438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Carbon Mass Rate</text:p>
          </table:table-cell>
          <table:table-cell office:value-type="string" calcext:value-type="string">
            <text:p>Mols Carbon/(gBioM*min)</text:p>
          </table:table-cell>
          <table:table-cell office:value-type="string" calcext:value-type="string">
            <text:p>Mols Glu/(gBioM*min)</text:p>
          </table:table-cell>
          <table:table-cell office:value-type="string" calcext:value-type="string">
            <text:p>Mols/ Glu/(gBioM*Hour)</text:p>
          </table:table-cell>
          <table:table-cell table:number-columns-repeated="2"/>
          <table:table-cell office:value-type="string" calcext:value-type="string">
            <text:p>Scaled GluConsumed/(gBiomass*hou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GluConsumed/Biomass/min</text:p>
          </table:table-cell>
          <table:table-cell office:value-type="float" office:value="0.0006" calcext:value-type="float">
            <text:p>0.0006</text:p>
          </table:table-cell>
          <table:table-cell table:formula="of:=[.B18]/12.011" office:value-type="float" office:value="0.0000499542086420781" calcext:value-type="float">
            <text:p>4.99542086420781E-05</text:p>
          </table:table-cell>
          <table:table-cell table:formula="of:=[.C18]/6" office:value-type="float" office:value="0.00000832570144034635" calcext:value-type="float">
            <text:p>8.32570144034635E-06</text:p>
          </table:table-cell>
          <table:table-cell table:formula="of:=[.D18]*60" office:value-type="float" office:value="0.000499542086420781" calcext:value-type="float">
            <text:p>0.0004995421</text:p>
          </table:table-cell>
          <table:table-cell table:number-columns-repeated="2"/>
          <table:table-cell table:formula="of:=[.D18]*60*[.L3]" office:value-type="float" office:value="0.0499542086420781" calcext:value-type="float">
            <text:p>0.0499542086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mass carbon flux</text:p>
          </table:table-cell>
          <table:table-cell office:value-type="string" calcext:value-type="string">
            <text:p>mol carbon flux</text:p>
          </table:table-cell>
          <table:table-cell office:value-type="string" calcext:value-type="string">
            <text:p># of carbo/molecule</text:p>
          </table:table-cell>
          <table:table-cell office:value-type="string" calcext:value-type="string">
            <text:p>mols/(minute*gBioM)</text:p>
          </table:table-cell>
          <table:table-cell office:value-type="string" calcext:value-type="string">
            <text:p>mols/(hour*gBioM)</text:p>
          </table:table-cell>
          <table:table-cell office:value-type="string" calcext:value-type="string">
            <text:p>Scaled flu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anolProduced</text:p>
          </table:table-cell>
          <table:table-cell office:value-type="float" office:value="0.0025" calcext:value-type="float">
            <text:p>0.0025</text:p>
          </table:table-cell>
          <table:table-cell table:formula="of:=[.B22]/12.011" office:value-type="float" office:value="0.000208142536008659" calcext:value-type="float">
            <text:p>0.0002081425</text:p>
          </table:table-cell>
          <table:table-cell office:value-type="float" office:value="2" calcext:value-type="float">
            <text:p>2</text:p>
          </table:table-cell>
          <table:table-cell table:formula="of:=[.C22]/[.D22]" office:value-type="float" office:value="0.000104071268004329" calcext:value-type="float">
            <text:p>0.0001040713</text:p>
          </table:table-cell>
          <table:table-cell table:formula="of:=[.E22]*60" office:value-type="float" office:value="0.00624427608025976" calcext:value-type="float">
            <text:p>0.0062442761</text:p>
          </table:table-cell>
          <table:table-cell table:formula="of:=[.F22]*[.$L$3]" office:value-type="float" office:value="0.624427608025976" calcext:value-type="float">
            <text:p>0.6244276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yProduced</text:p>
          </table:table-cell>
          <table:table-cell office:value-type="float" office:value="0.0003" calcext:value-type="float">
            <text:p>0.0003</text:p>
          </table:table-cell>
          <table:table-cell table:formula="of:=[.B23]/12.011" office:value-type="float" office:value="0.0000249771043210391" calcext:value-type="float">
            <text:p>2.49771043210391E-05</text:p>
          </table:table-cell>
          <table:table-cell office:value-type="float" office:value="3" calcext:value-type="float">
            <text:p>3</text:p>
          </table:table-cell>
          <table:table-cell table:formula="of:=[.C23]/[.D23]" office:value-type="float" office:value="0.00000832570144034635" calcext:value-type="float">
            <text:p>8.32570144034635E-06</text:p>
          </table:table-cell>
          <table:table-cell table:formula="of:=[.E23]*60" office:value-type="float" office:value="0.000499542086420781" calcext:value-type="float">
            <text:p>0.0004995421</text:p>
          </table:table-cell>
          <table:table-cell table:formula="of:=[.F23]*[.$L$3]" office:value-type="float" office:value="0.0499542086420781" calcext:value-type="float">
            <text:p>0.0499542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2 Produced</text:p>
          </table:table-cell>
          <table:table-cell office:value-type="float" office:value="0.0015" calcext:value-type="float">
            <text:p>0.0015</text:p>
          </table:table-cell>
          <table:table-cell table:formula="of:=[.B24]/12.011" office:value-type="float" office:value="0.000124885521605195" calcext:value-type="float">
            <text:p>0.0001248855</text:p>
          </table:table-cell>
          <table:table-cell office:value-type="float" office:value="1" calcext:value-type="float">
            <text:p>1</text:p>
          </table:table-cell>
          <table:table-cell table:formula="of:=[.C24]/[.D24]" office:value-type="float" office:value="0.000124885521605195" calcext:value-type="float">
            <text:p>0.0001248855</text:p>
          </table:table-cell>
          <table:table-cell table:formula="of:=[.E24]*60" office:value-type="float" office:value="0.00749313129631172" calcext:value-type="float">
            <text:p>0.0074931313</text:p>
          </table:table-cell>
          <table:table-cell table:formula="of:=[.F24]*[.$L$3]" office:value-type="float" office:value="0.749313129631172" calcext:value-type="float">
            <text:p>0.7493131296</text:p>
          </table:table-cell>
          <table:table-cell table:number-columns-repeated="5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7"/>
          <table:table-cell office:value-type="float" office:value="1.5" calcext:value-type="float">
            <text:p>1.5</text:p>
          </table:table-cell>
          <table:table-cell office:value-type="float" office:value="180.156" calcext:value-type="float">
            <text:p>180.156</text:p>
          </table:table-cell>
          <table:table-cell table:formula="of:=6*12.011" office:value-type="float" office:value="72.066" calcext:value-type="float">
            <text:p>72.066</text:p>
          </table:table-cell>
          <table:table-cell table:formula="of:=[.J32]/[.I32]*[.H32]*0.001" office:value-type="float" office:value="0.000600029974022514" calcext:value-type="float">
            <text:p>0.0006000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/00/0000</text:date>, <text:time style:data-style-name="N2" text:time-value="11:37:12.375430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5:58:57.704407223</meta:creation-date>
    <dc:date>2018-10-30T13:27:03.262206786</dc:date>
    <meta:editing-duration>PT2H19M7S</meta:editing-duration>
    <meta:editing-cycles>5</meta:editing-cycles>
    <meta:generator>LibreOffice/5.1.6.2$Linux_X86_64 LibreOffice_project/10m0$Build-2</meta:generator>
    <meta:document-statistic meta:table-count="1" meta:cell-count="161" meta:object-count="0"/>
  </office:meta>
</office:document-meta>
</file>